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1. Copiar al servidor</text:p>
      <text:p text:style-name="Standard">scp intercom-20260305-1153.tar.gz usuario@servidor:~/</text:p>
      <text:p text:style-name="Standard"/>
      <text:p text:style-name="Standard"># 2. En el servidor</text:p>
      <text:p text:style-name="Standard">tar xzf intercom-20260305-1153.tar.gz</text:p>
      <text:p text:style-name="Standard">cd intercom-20260305-1153</text:p>
      <text:p text:style-name="Standard">chmod +x install.sh &amp;&amp; ./install.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2:10:43.963801563</meta:creation-date>
    <dc:date>2026-03-05T12:11:15.778200256</dc:date>
    <meta:editing-duration>PT33S</meta:editing-duration>
    <meta:editing-cycles>1</meta:editing-cycles>
    <meta:document-statistic meta:table-count="0" meta:image-count="0" meta:object-count="0" meta:page-count="1" meta:paragraph-count="6" meta:word-count="23" meta:character-count="192" meta:non-whitespace-character-count="175"/>
    <meta:generator>LibreOffice/24.2.7.2$Linux_X86_64 LibreOffice_project/420$Build-2</meta:generator>
  </office:meta>
</office:document-meta>
</file>